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3.4626in" style:type="center"/>
          <style:tab-stop style:position="7.8752in" style:type="right"/>
        </style:tab-stops>
      </style:paragraph-properties>
      <style:text-properties officeooo:rsid="001b4b5f" officeooo:paragraph-rsid="001b4b5f"/>
    </style:style>
    <style:style style:name="P2" style:family="paragraph" style:parent-style-name="Heading">
      <style:text-properties officeooo:paragraph-rsid="001d79dc"/>
    </style:style>
    <style:style style:name="P3" style:family="paragraph" style:parent-style-name="Heading">
      <style:text-properties officeooo:paragraph-rsid="001f374f"/>
    </style:style>
    <style:style style:name="P4" style:family="paragraph" style:parent-style-name="Heading">
      <style:text-properties officeooo:rsid="00285972" officeooo:paragraph-rsid="00285972"/>
    </style:style>
    <style:style style:name="P5" style:family="paragraph" style:parent-style-name="Heading">
      <style:text-properties officeooo:rsid="002b66f8" officeooo:paragraph-rsid="002b66f8"/>
    </style:style>
    <style:style style:name="P6" style:family="paragraph" style:parent-style-name="Heading">
      <style:text-properties style:text-underline-style="none" officeooo:rsid="0034c786" officeooo:paragraph-rsid="0034c786"/>
    </style:style>
    <style:style style:name="P7" style:family="paragraph" style:parent-style-name="Heading" style:master-page-name="">
      <style:paragraph-properties style:page-number="auto"/>
      <style:text-properties officeooo:paragraph-rsid="0024fe05"/>
    </style:style>
    <style:style style:name="P8" style:family="paragraph" style:parent-style-name="Text_20_body">
      <style:text-properties officeooo:paragraph-rsid="001a0f9a"/>
    </style:style>
    <style:style style:name="P9" style:family="paragraph" style:parent-style-name="Text_20_body">
      <style:text-properties officeooo:rsid="001cd656" officeooo:paragraph-rsid="001cd656"/>
    </style:style>
    <style:style style:name="P10" style:family="paragraph" style:parent-style-name="Text_20_body">
      <style:text-properties fo:font-style="italic" officeooo:rsid="00066461" officeooo:paragraph-rsid="0024fe05" style:font-style-asian="italic" style:font-style-complex="italic"/>
    </style:style>
    <style:style style:name="P11" style:family="paragraph" style:parent-style-name="Text_20_body">
      <style:text-properties officeooo:rsid="000784a7" officeooo:paragraph-rsid="001f374f"/>
    </style:style>
    <style:style style:name="P12" style:family="paragraph" style:parent-style-name="Text_20_body">
      <style:text-properties officeooo:paragraph-rsid="001f374f"/>
    </style:style>
    <style:style style:name="P13" style:family="paragraph" style:parent-style-name="Text_20_body">
      <style:text-properties officeooo:rsid="00285972" officeooo:paragraph-rsid="00285972"/>
    </style:style>
    <style:style style:name="P14" style:family="paragraph" style:parent-style-name="Text_20_body">
      <style:text-properties officeooo:rsid="002b66f8" officeooo:paragraph-rsid="002b66f8"/>
    </style:style>
    <style:style style:name="P15"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rsid="00066461" officeooo:paragraph-rsid="0029f763"/>
    </style:style>
    <style:style style:name="P16" style:family="paragraph" style:parent-style-name="Title">
      <style:text-properties fo:font-size="20pt" officeooo:rsid="001a0f9a" officeooo:paragraph-rsid="001a0f9a" style:font-size-asian="20pt" style:font-size-complex="20pt"/>
    </style:style>
    <style:style style:name="P17" style:family="paragraph" style:parent-style-name="Subtitle">
      <style:text-properties fo:font-size="13pt" officeooo:rsid="001a0f9a" officeooo:paragraph-rsid="001a0f9a" style:font-size-asian="13pt" style:font-size-complex="13pt"/>
    </style:style>
    <style:style style:name="P18" style:family="paragraph" style:parent-style-name="Text_20_body" style:list-style-name="L1" style:master-page-name="">
      <loext:graphic-properties draw:fill="none"/>
      <style:paragraph-properties fo:margin-left="0.5in" fo:margin-right="0in" fo:margin-top="0in" fo:margin-bottom="0.0972in" loext:contextual-spacing="false" fo:line-height="120%" fo:text-indent="-0.5in" style:auto-text-indent="false" style:page-number="auto" fo:background-color="transparent">
        <style:tab-stops>
          <style:tab-stop style:position="-0.25in"/>
        </style:tab-stops>
      </style:paragraph-properties>
      <style:text-properties style:text-underline-style="none" officeooo:rsid="0034c786" officeooo:paragraph-rsid="0034c786"/>
    </style:style>
    <style:style style:name="P19" style:family="paragraph" style:parent-style-name="Text_20_body">
      <loext:graphic-properties draw:fill="none"/>
      <style:paragraph-properties fo:margin-left="0.5in" fo:margin-right="0in" fo:margin-top="0in" fo:margin-bottom="0.0972in" loext:contextual-spacing="false" fo:line-height="120%" fo:text-indent="-0.5in" style:auto-text-indent="false" fo:background-color="transparent">
        <style:tab-stops>
          <style:tab-stop style:position="-0.25in"/>
        </style:tab-stops>
      </style:paragraph-properties>
      <style:text-properties style:text-underline-style="none" officeooo:rsid="0034c786" officeooo:paragraph-rsid="0034c786"/>
    </style:style>
    <style:style style:name="P20" style:family="paragraph" style:parent-style-name="Text_20_body">
      <loext:graphic-properties draw:fill="none"/>
      <style:paragraph-properties fo:margin-left="0.5in" fo:margin-right="0in" fo:margin-top="0in" fo:margin-bottom="0.0972in" loext:contextual-spacing="false" fo:line-height="120%" fo:text-indent="-0.5in" style:auto-text-indent="false" fo:background-color="transparent">
        <style:tab-stops>
          <style:tab-stop style:position="-0.25in"/>
        </style:tab-stops>
      </style:paragraph-properties>
      <style:text-properties style:text-underline-style="none" officeooo:rsid="00376d06" officeooo:paragraph-rsid="00376d06"/>
    </style:style>
    <style:style style:name="P21" style:family="paragraph" style:parent-style-name="Text_20_body">
      <loext:graphic-properties draw:fill="none"/>
      <style:paragraph-properties fo:margin-left="0.5in" fo:margin-right="0in" fo:margin-top="0in" fo:margin-bottom="0.0972in" loext:contextual-spacing="false" fo:line-height="120%" fo:text-indent="-0.5in" style:auto-text-indent="false" fo:background-color="transparent">
        <style:tab-stops>
          <style:tab-stop style:position="-0.25in"/>
        </style:tab-stops>
      </style:paragraph-properties>
      <style:text-properties style:text-underline-style="none" officeooo:rsid="0037bb42" officeooo:paragraph-rsid="0037bb42"/>
    </style:style>
    <style:style style:name="T1" style:family="text">
      <style:text-properties officeooo:rsid="001a0f9a"/>
    </style:style>
    <style:style style:name="T2" style:family="text">
      <style:text-properties fo:font-style="normal" style:font-style-asian="normal" style:font-style-complex="normal"/>
    </style:style>
    <style:style style:name="T3" style:family="text">
      <style:text-properties fo:font-style="normal" officeooo:rsid="001daae8"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cd656" style:font-style-asian="normal" style:font-style-complex="normal"/>
    </style:style>
    <style:style style:name="T8" style:family="text">
      <style:text-properties fo:font-style="normal" style:text-underline-style="none" officeooo:rsid="001ce30c"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officeooo:rsid="001a0f9a"/>
    </style:style>
    <style:style style:name="T12" style:family="text">
      <style:text-properties officeooo:rsid="001d79dc"/>
    </style:style>
    <style:style style:name="T13" style:family="text">
      <style:text-properties officeooo:rsid="000784a7"/>
    </style:style>
    <style:style style:name="T14" style:family="text">
      <style:text-properties officeooo:rsid="001daae8"/>
    </style:style>
    <style:style style:name="T15" style:family="text">
      <style:text-properties fo:font-weight="bold" style:font-weight-asian="bold" style:font-weight-complex="bold"/>
    </style:style>
    <style:style style:name="T16" style:family="text">
      <style:text-properties fo:font-weight="bold" officeooo:rsid="0021991f" style:font-weight-asian="bold" style:font-weight-complex="bold"/>
    </style:style>
    <style:style style:name="T17" style:family="text">
      <style:text-properties style:text-underline-style="none"/>
    </style:style>
    <style:style style:name="T18" style:family="text">
      <style:text-properties style:text-underline-style="none" officeooo:rsid="000d2110"/>
    </style:style>
    <style:style style:name="T19" style:family="text">
      <style:text-properties style:text-underline-style="none" officeooo:rsid="0020dfce"/>
    </style:style>
    <style:style style:name="T20" style:family="text">
      <style:text-properties style:text-underline-style="none" officeooo:rsid="00234678"/>
    </style:style>
    <style:style style:name="T21" style:family="text">
      <style:text-properties style:text-underline-style="none" officeooo:rsid="00264856"/>
    </style:style>
    <style:style style:name="T22" style:family="text">
      <style:text-properties style:text-line-through-style="solid" style:text-line-through-type="single" fo:font-style="normal" style:text-underline-style="solid" style:text-underline-width="auto" style:text-underline-color="font-color" style:font-style-asian="normal" style:font-style-complex="normal"/>
    </style:style>
    <style:style style:name="T23" style:family="text">
      <style:text-properties style:text-line-through-style="solid" style:text-line-through-type="single" fo:font-style="normal" style:text-underline-style="solid" style:text-underline-width="auto" style:text-underline-color="font-color" officeooo:rsid="0028fa20" style:font-style-asian="normal" style:font-style-complex="normal"/>
    </style:style>
    <style:style style:name="T24" style:family="text">
      <style:text-properties style:text-line-through-style="solid" style:text-line-through-type="single" fo:font-style="normal" style:text-underline-style="none" style:font-style-asian="normal" style:font-style-complex="normal"/>
    </style:style>
    <style:style style:name="T25" style:family="text">
      <style:text-properties style:text-line-through-style="solid" style:text-line-through-type="single" fo:font-style="normal" style:text-underline-style="none" officeooo:rsid="001cd656" style:font-style-asian="normal" style:font-style-complex="normal"/>
    </style:style>
    <style:style style:name="T26" style:family="text">
      <style:text-properties style:text-line-through-style="solid" style:text-line-through-type="single" fo:font-style="normal" style:text-underline-style="none" officeooo:rsid="001ce30c" style:font-style-asian="normal" style:font-style-complex="normal"/>
    </style:style>
    <style:style style:name="T27" style:family="text">
      <style:text-properties style:text-line-through-style="solid" style:text-line-through-type="single" fo:font-style="normal" style:text-underline-style="none" officeooo:rsid="0029f763" style:font-style-asian="normal" style:font-style-complex="normal"/>
    </style:style>
    <style:style style:name="T28" style:family="text">
      <style:text-properties officeooo:rsid="0021991f"/>
    </style:style>
    <style:style style:name="T29" style:family="text">
      <style:text-properties officeooo:rsid="00234678"/>
    </style:style>
    <style:style style:name="T30" style:family="text">
      <style:text-properties fo:font-weight="normal" officeooo:rsid="00234678" style:font-weight-asian="normal" style:font-weight-complex="normal"/>
    </style:style>
    <style:style style:name="T31" style:family="text">
      <style:text-properties officeooo:rsid="0028fa20"/>
    </style:style>
    <style:style style:name="T32" style:family="text">
      <style:text-properties officeooo:rsid="002c0821"/>
    </style:style>
    <style:style style:name="T33" style:family="text">
      <style:text-properties officeooo:rsid="003237eb"/>
    </style:style>
    <style:style style:name="T34" style:family="text">
      <style:text-properties officeooo:rsid="0034c786"/>
    </style:style>
    <style:style style:name="T35" style:family="text">
      <style:text-properties officeooo:rsid="0037bb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D X3</text:p>
      <text:p text:style-name="P17">with focus on building up from 1 ship<text:line-break/>to an empire, turns from rpg to strategy</text:p>
      <text:p text:style-name="P9">with much inspiration from the Game of Scales first draft<text:line-break/><text:span text:style-name="T12">aimed at being a good first project to program</text:span></text:p>
      <text:p text:style-name="P8"><text:span text:style-name="T11">Primary interface</text:span><text:span text:style-name="T1">: Endless Sky-like. Realistic scales and time acceleration. Single player<text:line-break/>- Space stations in orbit around astronomic bodies, and some in Lagrangians or eccentric orbits maybe<text:line-break/>- Simplified orbital mechanics</text:span></text:p>
      <text:p text:style-name="P2"><text:span text:style-name="T14">The </text:span>Realms of Gameplay <text:span text:style-name="T29">(numbers are priority)</text:span></text:p>
      <text:p text:style-name="P12"><text:span text:style-name="T30">4 – </text:span><text:span text:style-name="T15">Understanding</text:span> – <text:span text:style-name="T15">encyclopedic</text:span>, <text:span text:style-name="T15">scientific</text:span>, social, economic, strategic<text:line-break/><text:span text:style-name="T29">3 – </text:span><text:span text:style-name="T15">Technology</text:span> – <text:span text:style-name="T15">combat</text:span>, <text:span text:style-name="T15">business</text:span>, <text:span text:style-name="T15">exploration</text:span>, organization, entertainment?<text:line-break/><text:span text:style-name="T29">7 – </text:span>Design? – business, <text:span text:style-name="T15">technology</text:span>, <text:span text:style-name="T14">organization</text:span><text:line-break/><text:span text:style-name="T29">5 – </text:span>Combat – planetary?, <text:span text:style-name="T15">orbital</text:span>, <text:span text:style-name="T2">extra-planetary</text:span><text:line-break/><text:span text:style-name="T29">2 – </text:span><text:span text:style-name="T15">Business</text:span> – <text:span text:style-name="T3">industry</text:span><text:span text:style-name="T14">, </text:span>logistics, <text:span text:style-name="T15">trade</text:span>, <text:span text:style-name="T15">finances</text:span><text:line-break/><text:span text:style-name="T29">1 – </text:span><text:span text:style-name="T15">Exploration</text:span> – planetary, <text:span text:style-name="T15">star system</text:span>, <text:span text:style-name="T15">galactic</text:span>, intergalactic?<text:line-break/><text:span text:style-name="T29">6 – </text:span>Social – <text:span text:style-name="T16">organization</text:span><text:span text:style-name="T28">, </text:span>cooperation</text:p>
      <text:p text:style-name="P3">...<text:span text:style-name="T13">Explained</text:span></text:p>
      <text:p text:style-name="P11"><text:span text:style-name="T17">(Web) </text:span><text:span text:style-name="T10">Understanding</text:span><text:span text:style-name="T9">?</text:span><text:span text:style-name="T17"> – Mastery points </text:span><text:span text:style-name="T20">for scientific concepts, unlocks ability to find scientific features of the world, in addition to unlocking technology </text:span></text:p>
      <text:p text:style-name="P11"><text:span text:style-name="T17">(Tree) </text:span><text:span text:style-name="T10">Technology</text:span><text:span text:style-name="T17"> – Research &amp; Development tree, uses understanding. Actual implementation </text:span><text:span text:style-name="T21">could use</text:span><text:span text:style-name="T17"> design</text:span></text:p>
      <text:p text:style-name="P11"><text:span text:style-name="T17">(Catalog) </text:span><text:span text:style-name="T9">Design?</text:span><text:span text:style-name="T17"> – Custom implementations of technologies</text:span></text:p>
      <text:p text:style-name="P11">(Map +) <text:span text:style-name="T9">Combat</text:span><text:span text:style-name="T17"> – </text:span><text:span text:style-name="T19">C</text:span><text:span text:style-name="T17">onflict, </text:span><text:span text:style-name="T18">armed or otherwise, with other species/civilizations. </text:span><text:span text:style-name="T19">Strategy</text:span></text:p>
      <text:p text:style-name="P11"><text:span text:style-name="T17">(Map + Wallet) </text:span><text:s/><text:span text:style-name="T10">Business</text:span><text:span text:style-name="T17"> – Acquiring, managing, and dealing with (non-sentient) resources</text:span></text:p>
      <text:p text:style-name="P11"><text:span text:style-name="T17">(Map) </text:span><text:span text:style-name="T10">Exploration</text:span><text:span text:style-name="T17"> – Spatial knowledge. Can help strategy, resource acquisition, tech, social (meet new beings), design (discovered/plagiarized designs are worse but easier), and encyclopedic &amp; scientific understanding.</text:span></text:p>
      <text:p text:style-name="P11"><text:span text:style-name="T17">(Contact Book) </text:span><text:span text:style-name="T9">Social</text:span><text:span text:style-name="T17"> – Dealing with own empire and others</text:span></text:p>
      <text:p text:style-name="P7">Potential Classes</text:p>
      <text:p text:style-name="P10">Species, Choices, Gameplay flavor, Personality Types</text:p>
      <text:p text:style-name="P15"><text:span text:style-name="T5">Capitalists/Enterprisers</text:span><text:span text:style-name="T6"> – social, industrious, clever. Seek power, </text:span><text:span text:style-name="T7">talented at business<text:line-break/></text:span><text:span text:style-name="T4">Robotics</text:span><text:span text:style-name="T6"> – intelligent, organized, efficient. Seek order, </text:span><text:span text:style-name="T7">talented at technology</text:span><text:span text:style-name="T6"><text:line-break/></text:span><text:span text:style-name="T4">Transcendants</text:span><text:span text:style-name="T6"> – powerful, creative, disconnected. Seek understanding, </text:span><text:span text:style-name="T7">talented at understanding<text:line-break/></text:span><text:span text:style-name="T22">Rogues</text:span><text:span text:style-name="T24"> – independent, secretive, experienced. Seek experience, </text:span><text:span text:style-name="T26">talented at combat</text:span><text:span text:style-name="T8"><text:line-break/></text:span><text:span text:style-name="T23">Hive Minds</text:span><text:span text:style-name="T24"> – </text:span><text:span text:style-name="T26">zealots</text:span><text:span text:style-name="T24">, coherent, clear minded (easy to work with designs). Seek unity, </text:span><text:span text:style-name="T25">talented at </text:span><text:span text:style-name="T27">social<text:line-break/></text:span><text:span text:style-name="T22">Naturalists</text:span><text:span text:style-name="T24"> – healthy/wise, knowledgeable, persistent/sustainable(</text:span><text:span text:style-name="T27">will</text:span><text:span text:style-name="T24"> &amp; lifespan). Seek harmony, </text:span><text:span text:style-name="T25">talented at </text:span><text:span text:style-name="T27">design</text:span></text:p>
      <text:p text:style-name="P4"><text:soft-page-break/>Setting</text:p>
      <text:p text:style-name="P13">Galaxy or sector of galaxy (100 billion stars), all projected onto 2D plane. Populated by different species. <text:span text:style-name="T31">Humanoids are capitalists and rogues, AIs are robotics and hive minds, (insert species here) are transcendants and naturalists. Game begins after your ship was caught in a wormhole and you pop up in another sector of the galaxy with no way of contacting or returning to your home. You must make a way for yourself in this unknown area, and maybe eventually you’ll be able to lay claim to a little slice of the galaxy, creating a whole new civilization.</text:span></text:p>
      <text:p text:style-name="P5"><text:span text:style-name="T34">Structure</text:span> of gameplay</text:p>
      <text:p text:style-name="P14">-Ship interface with things like inventory, equipment, stats, and maybe crew.<text:line-break/>-Orbital view <text:span text:style-name="T32">aligned to planet</text:span>, realistic planet scale. <text:span text:style-name="T32">Can look</text:span> <text:span text:style-name="T32">close up at local spatial area in orbit or at the full view of all points of interest around the planet.<text:line-break/>-Stellar view aligned to center of galaxy. Can zoom in to any level from viewing all bodies to viewing the distance between a planet and a close moon.<text:line-break/>-Understanding: Web that increases progress as you discover and examine relevant spatial features, tech from other civilizations, and do research (eventually have a lot of features but only need a balanced amount to unlock understanding concepts).<text:line-break/>-Tech: Tree. Unlock tech with prerequisite understanding concepts and gain progress with research time (eventually will require research to be physically done in game), can be accelerated by researching existing tech from other civilizations.<text:line-break/>-Business: Map filter, detailed compact-able list(s) of ships/stations and resources/items, wallet with detailed compact-able list of transactions. Buy, sell, produce, and use goods and services like ship equipment, fuel, crew goods, and plenty more.<text:line-break/></text:span>-<text:span text:style-name="T33">Exploration: Map with filters, time acceleration auto pause on important events.</text:span></text:p>
      <text:p text:style-name="P6">Steps</text:p>
      <text:list xml:id="list3788040544855949062" text:style-name="L1">
        <text:list-item>
          <text:p text:style-name="P18">Spatial feature generation, ship with controls, stations, orbital/stellar views</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1/8 Update on build:<text:line-break/>I’ve made my UnitNumber script (for the physics), the basis of the simulation (astroobjects and orbiters, galaxy/starsystem/star/planet), I made the core of the map viewer. Can select and open objects in view, zoom in/out, and it shows both the orbits and the objects in realtime. <text:span text:style-name="T35">Made spacecraft/station/ship, probably going to change the component system though, I think I wasn’t coding with a right mind lol. Good functionality though, can make designs and build them, then add a list of components. Seems kind of like Eve and X3, having slots like that, although mine is a bit too much extra complexity though with ships being able to have slots of all sizes.</text:span></text:p>
      <text:p text:style-name="P20"/>
      <text:p text:style-name="P21">Ship/Station Outfit System</text:p>
      <text:p text:style-name="P21">Stations have body modules (some are always installed), per-module arm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4626in" style:type="center"/>
          <style:tab-stop style:position="7.8752in" style:type="right"/>
        </style:tab-stops>
      </style:paragraph-properties>
      <style:text-properties officeooo:rsid="001b4b5f" officeooo:paragraph-rsid="001b4b5f"/>
    </style:style>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11/19/2016<text:tab/><text:tab/>Brainstorm Shee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21:38:58.847000000</meta:creation-date>
    <dc:date>2017-01-08T23:54:28.906000000</dc:date>
    <meta:editing-duration>PT3H52M16S</meta:editing-duration>
    <meta:editing-cycles>9</meta:editing-cycles>
    <meta:generator>LibreOffice/5.1.1.3$Windows_x86 LibreOffice_project/89f508ef3ecebd2cfb8e1def0f0ba9a803b88a6d</meta:generator>
    <meta:document-statistic meta:table-count="0" meta:image-count="0" meta:object-count="0" meta:page-count="3" meta:paragraph-count="27" meta:word-count="713" meta:character-count="4997" meta:non-whitespace-character-count="4281"/>
  </office:meta>
</office:document-meta>
</file>